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ourier" svg:font-family="Courier"/>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b132c" officeooo:paragraph-rsid="002b132c" style:font-name-asian="Courier" style:font-size-asian="12pt" style:font-name-complex="Courier"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b132c" style:font-name-asian="Courier" style:font-size-asian="12pt" style:font-name-complex="Courier"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991fb" style:font-name-asian="Courier" style:font-size-asian="12pt" style:font-name-complex="Courier"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b132c" officeooo:paragraph-rsid="002df41d" style:font-name-asian="Courier" style:font-size-asian="12pt" style:font-name-complex="Courier"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New" fo:font-size="12pt" officeooo:rsid="002b132c" officeooo:paragraph-rsid="002df41d" style:font-name-asian="Courier" style:font-size-asian="12pt" style:font-name-complex="Courier" style:font-size-complex="12pt"/>
    </style:style>
    <style:style style:name="P9" style:family="paragraph" style:parent-style-name="Preformatted_20_Text">
      <style:text-properties style:font-name="Courier New" fo:font-size="12pt" fo:font-weight="normal" officeooo:paragraph-rsid="002df41d"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f8164" officeooo:paragraph-rsid="002f8164" style:font-name-asian="Courier" style:font-size-asian="12pt" style:font-name-complex="Courier" style:font-size-complex="12pt"/>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ff708" officeooo:paragraph-rsid="002ff708" style:font-name-asian="Courier" style:font-size-asian="12pt" style:font-name-complex="Courier" style:font-size-complex="12pt"/>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ff708" style:font-name-asian="Courier" style:font-size-asian="12pt" style:font-name-complex="Courier"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f8164" officeooo:paragraph-rsid="002ff708" style:font-name-asian="Courier" style:font-size-asian="12pt" style:font-name-complex="Courier"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paragraph-rsid="00309a1e"/>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309a1e" style:font-name-asian="Courier" style:font-size-asian="12pt" style:font-name-complex="Courier" style:font-size-complex="12pt"/>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b132c" officeooo:paragraph-rsid="00309a1e" style:font-name-asian="Courier" style:font-size-asian="12pt" style:font-name-complex="Courier" style:font-size-complex="12pt"/>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New" fo:font-size="12pt" officeooo:rsid="002b132c" officeooo:paragraph-rsid="00309a1e" style:font-name-asian="Courier" style:font-size-asian="12pt" style:font-name-complex="Courier" style:font-size-complex="12pt"/>
    </style:style>
    <style:style style:name="P18" style:family="paragraph" style:parent-style-name="Preformatted_20_Text">
      <style:text-properties style:font-name="Courier New" fo:font-size="12pt" fo:font-weight="normal" officeooo:paragraph-rsid="00309a1e"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f8164" officeooo:paragraph-rsid="00309a1e" style:font-name-asian="Courier" style:font-size-asian="12pt" style:font-name-complex="Courier" style:font-size-complex="12pt"/>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ff708" officeooo:paragraph-rsid="00309a1e" style:font-name-asian="Courier" style:font-size-asian="12pt" style:font-name-complex="Courier" style:font-size-complex="12pt"/>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b31ee" style:font-name-asian="Courier" style:font-size-asian="12pt" style:font-name-complex="Courier" style:font-size-complex="12pt"/>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b41c" style:font-name-asian="Courier" style:font-size-asian="12pt" style:font-name-complex="Courier" style:font-size-complex="12pt"/>
    </style:style>
    <style:style style:name="P2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ca5e" style:font-name-asian="Courier" style:font-size-asian="12pt" style:font-name-complex="Courier" style:font-size-complex="12pt"/>
    </style:style>
    <style:style style:name="P2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056e0" style:font-name-asian="Courier" style:font-size-asian="12pt" style:font-name-complex="Courier" style:font-size-complex="12pt"/>
    </style:style>
    <style:style style:name="P2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319c3" style:font-name-asian="Courier" style:font-size-asian="12pt" style:font-name-complex="Courier" style:font-size-complex="12pt"/>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319c3" style:font-name-asian="Courier" style:font-size-asian="12pt" style:font-name-complex="Courier" style:font-size-complex="12pt"/>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40f35" style:font-name-asian="Courier" style:font-size-asian="12pt" style:font-name-complex="Courier" style:font-size-complex="12pt"/>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8f2c5" officeooo:paragraph-rsid="0028f2c5" style:font-name-asian="Courier" style:font-size-asian="12pt" style:font-name-complex="Courier" style:font-size-complex="12pt"/>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bf5b1" officeooo:paragraph-rsid="002bf5b1" style:font-name-asian="Courier" style:font-size-asian="12pt" style:font-name-complex="Courier" style:font-size-complex="12pt"/>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527d7" style:font-name-asian="Courier" style:font-size-asian="12pt" style:font-name-complex="Courier" style:font-size-complex="12pt"/>
    </style:style>
    <style:style style:name="P3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66892" style:font-name-asian="Courier" style:font-size-asian="12pt" style:font-name-complex="Courier" style:font-size-complex="12pt"/>
    </style:style>
    <style:style style:name="P3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fo:font-weight="normal" style:font-name-asian="Courier" style:font-size-asian="12pt" style:font-weight-asian="normal" style:font-name-complex="Courier" style:font-size-complex="12pt"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weight="normal" style:font-weight-asian="normal"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fo:font-weight="normal" officeooo:paragraph-rsid="002bf5b1" style:font-name-asian="Courier" style:font-size-asian="12pt" style:font-weight-asian="normal" style:font-name-complex="Courier" style:font-size-complex="12pt" style:font-weight-complex="normal"/>
    </style:style>
    <style:style style:name="T1" style:family="text">
      <style:text-properties officeooo:rsid="002b31ee"/>
    </style:style>
    <style:style style:name="T2" style:family="text">
      <style:text-properties officeooo:rsid="002b132c"/>
    </style:style>
    <style:style style:name="T3" style:family="text">
      <style:text-properties fo:color="#000000" loext:opacity="100%" style:font-name="Courier" fo:font-size="12pt" style:font-name-asian="Courier" style:font-size-asian="12pt" style:font-name-complex="Courier" style:font-size-complex="12pt"/>
    </style:style>
    <style:style style:name="T4" style:family="text">
      <style:text-properties officeooo:rsid="002991fb"/>
    </style:style>
    <style:style style:name="T5" style:family="text">
      <style:text-properties fo:color="#000000" loext:opacity="100%" style:font-name="Courier" fo:font-size="12pt" officeooo:rsid="002b31ee" style:font-name-asian="Courier" style:font-size-asian="12pt" style:font-name-complex="Courier" style:font-size-complex="12pt"/>
    </style:style>
    <style:style style:name="T6" style:family="text">
      <style:text-properties fo:color="#000000" loext:opacity="100%" style:font-name="Courier" fo:font-size="12pt" officeooo:rsid="002b132c" style:font-name-asian="Courier" style:font-size-asian="12pt" style:font-name-complex="Courier" style:font-size-complex="12pt"/>
    </style:style>
    <style:style style:name="T7" style:family="text">
      <style:text-properties officeooo:rsid="002df41d"/>
    </style:style>
    <style:style style:name="T8" style:family="text">
      <style:text-properties officeooo:rsid="002ff708"/>
    </style:style>
    <style:style style:name="T9" style:family="text">
      <style:text-properties officeooo:rsid="002f8164"/>
    </style:style>
    <style:style style:name="T10" style:family="text">
      <style:text-properties officeooo:rsid="00309a1e"/>
    </style:style>
    <style:style style:name="T11" style:family="text">
      <style:text-properties fo:color="#000000" loext:opacity="100%" style:font-name="Courier" fo:font-size="12pt" officeooo:rsid="00309a1e" style:font-name-asian="Courier" style:font-size-asian="12pt" style:font-name-complex="Courier" style:font-size-complex="12pt"/>
    </style:style>
    <style:style style:name="T12" style:family="text">
      <style:text-properties officeooo:rsid="001fa318"/>
    </style:style>
    <style:style style:name="T13" style:family="text">
      <style:text-properties officeooo:rsid="001fb41c"/>
    </style:style>
    <style:style style:name="T14" style:family="text">
      <style:text-properties officeooo:rsid="001fca5e"/>
    </style:style>
    <style:style style:name="T15" style:family="text">
      <style:text-properties officeooo:rsid="002056e0"/>
    </style:style>
    <style:style style:name="T16" style:family="text">
      <style:text-properties officeooo:rsid="002319c3"/>
    </style:style>
    <style:style style:name="T17" style:family="text">
      <style:text-properties officeooo:rsid="0021e3a3"/>
    </style:style>
    <style:style style:name="T18" style:family="text">
      <style:text-properties officeooo:rsid="00240f35"/>
    </style:style>
    <style:style style:name="T19" style:family="text">
      <style:text-properties officeooo:rsid="0028f2c5"/>
    </style:style>
    <style:style style:name="T20" style:family="text">
      <style:text-properties officeooo:rsid="002bf5b1"/>
    </style:style>
    <style:style style:name="T21" style:family="text">
      <style:text-properties officeooo:rsid="002527d7"/>
    </style:style>
    <style:style style:name="T22" style:family="text">
      <style:text-properties officeooo:rsid="00266892"/>
    </style:style>
    <style:style style:name="T23" style:family="text">
      <style:text-properties officeooo:rsid="0027230c"/>
    </style:style>
    <style:style style:name="T24" style:family="text">
      <style:text-properties fo:color="#000000" loext:opacity="100%" style:font-name="Courier" fo:font-size="12pt" officeooo:rsid="002bf5b1" style:font-name-asian="Courier" style:font-size-asian="12pt" style:font-name-complex="Courier" style:font-size-complex="12pt"/>
    </style:style>
    <style:style style:name="T25" style:family="text">
      <style:text-properties officeooo:rsid="002dcfcc"/>
    </style:style>
    <style:style style:name="T26" style:family="text">
      <style:text-properties fo:color="#000000" loext:opacity="100%" style:font-name="Courier" fo:font-size="12pt" fo:font-weight="normal" style:font-name-asian="Courier" style:font-size-asian="12pt" style:font-weight-asian="normal" style:font-name-complex="Courier"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War Eagles Digital User Guide <text:s/></text:p>
      <text:p text:style-name="P3">===========</text:p>
      <text:p text:style-name="P4"/>
      <text:p text:style-name="P4"><text:span text:style-name="T1">## </text:span><text:span text:style-name="T2">Introduction</text:span> <text:s/></text:p>
      <text:p text:style-name="P5"><text:span text:style-name="T3"/></text:p>
      <text:p text:style-name="P2">*[NYI] denotes Not Yet Implemented, throughout.<text:span text:style-name="T2">*</text:span> <text:s/></text:p>
      <text:p text:style-name="P5"><text:span text:style-name="T3"/></text:p>
      <text:p text:style-name="P2">Overview of War Eagles Digital, based on the 1995 tabletop game. <text:s/></text:p>
      <text:p text:style-name="P2">Objective: Build an air force, raid enemy zones, and earn Victory Points. <text:s/></text:p>
      <text:p text:style-name="P5"><text:span text:style-name="T3"/></text:p>
      <text:p text:style-name="P2"><text:span text:style-name="T4">#</text:span><text:span text:style-name="T2"># </text:span>Setup[NYI] <text:s/></text:p>
      <text:p text:style-name="P5"><text:span text:style-name="T3"/></text:p>
      <text:p text:style-name="P2">Coin Toss: Winner chooses First Player and Axis/Allies. <text:s/></text:p>
      <text:p text:style-name="P2">Zone Cards: Select 5 unique zones secretly, form game board. <text:s/></text:p>
      <text:p text:style-name="P2">Air Force: Spend Production Points (from zones) on units, aces, events. <text:s/></text:p>
      <text:p text:style-name="P2">Deployment: Place units in Base or Combat Air Patrol areas. <text:s/></text:p>
      <text:p text:style-name="P5"><text:span text:style-name="T3"/></text:p>
      <text:p text:style-name="P2"><text:span text:style-name="T4">#</text:span><text:span text:style-name="T2"># </text:span>Gameplay[NYI] <text:s/></text:p>
      <text:p text:style-name="P5"><text:span text:style-name="T3"/></text:p>
      <text:p text:style-name="P2">Turns: 10 turns, each with Event, Launch, Action, Landing, Combat Air Patrol phases. <text:s/></text:p>
      <text:p text:style-name="P2">Event Phase: Play event cards (e.g., ). <text:s/></text:p>
      <text:p text:style-name="P2">Launch Phase: Move aircraft to Raid, Repair, or Shuttle. <text:s/></text:p>
      <text:p text:style-name="P2">Action Phase: Air combat, anti-aircraft, bombing, saving rolls. <text:s/></text:p>
      <text:p text:style-name="P2">Landing Phase: Return aircraft to Base areas. <text:s/></text:p>
      <text:p text:style-name="P2">Combat Air Patrol Phase: Move aircraft to protect zones. <text:s/></text:p>
      <text:p text:style-name="P5"><text:span text:style-name="T3"/></text:p>
      <text:p text:style-name="P6"><text:span text:style-name="T4">#</text:span><text:span text:style-name="T1"># </text:span>Controls</text:p>
      <text:p text:style-name="P6"/>
      <text:p text:style-name="P6"><text:span text:style-name="T4">##</text:span><text:span text:style-name="T1"># </text:span><text:span text:style-name="T4">Keyboard</text:span> </text:p>
      <text:p text:style-name="P5"><text:span text:style-name="T3"/></text:p>
      <text:p text:style-name="P4"><text:span text:style-name="T1">**</text:span>ESC key:<text:span text:style-name="T1">**</text:span> pauses the game and displays the Main Menu.<text:line-break/><text:span text:style-name="T1">**</text:span><text:span text:style-name="T2">~ Key:</text:span><text:span text:style-name="T1">**</text:span><text:span text:style-name="T2"> Opens the debugging console</text:span> <text:s/></text:p>
      <text:p text:style-name="P5"><text:span text:style-name="T5">**</text:span><text:span text:style-name="T3">Space</text:span><text:span text:style-name="T6">bar</text:span><text:span text:style-name="T3">:</text:span><text:span text:style-name="T5">**</text:span><text:span text:style-name="T3"> pauses the game and displays the Main Menu. </text:span></text:p>
      <text:p text:style-name="P5"><text:span text:style-name="T5">**</text:span><text:span text:style-name="T3">X:</text:span><text:span text:style-name="T5">**</text:span><text:span text:style-name="T3"> Quits without saving. </text:span></text:p>
      <text:p text:style-name="P4"><text:span text:style-name="T1">**</text:span>Delete <text:span text:style-name="T2">Key</text:span>:<text:span text:style-name="T1">**</text:span> Takes a screenshot of the current camera view and saves it to the War Eagles folder in your Documents.</text:p>
      <text:p text:style-name="P4"><text:span text:style-name="T1">**</text:span><text:span text:style-name="T2">H:</text:span><text:span text:style-name="T1">**</text:span><text:span text:style-name="T2"> Opens the Help menu.<text:line-break/></text:span><text:span text:style-name="T1">**</text:span><text:span text:style-name="T2">Z:</text:span><text:span text:style-name="T1">**</text:span><text:span text:style-name="T2"> Ends the current phase.</text:span></text:p>
      <text:p text:style-name="P7"><text:span text:style-name="T1">**</text:span>Enter:<text:span text:style-name="T1">**</text:span> Ends the current turn.</text:p>
      <text:p text:style-name="P8"><text:span text:style-name="T7">**</text:span>Backspace:<text:span text:style-name="T7">** Skips the current voiceover.</text:span></text:p>
      <text:p text:style-name="P9"><text:span text:style-name="T7">**L:** </text:span>View<text:span text:style-name="T7">s</text:span> <text:span text:style-name="T7">your</text:span> Losses Pool <text:span text:style-name="T7">for this game</text:span> </text:p>
      <text:p text:style-name="P9"><text:span text:style-name="T7">**K:** </text:span>View Enemy Losses Pool <text:span text:style-name="T7">for this game</text:span></text:p>
      <text:p text:style-name="P7"><text:span text:style-name="T7">**G:** Presents your past games and statistics.</text:span></text:p>
      <text:p text:style-name="P10"><text:soft-page-break/>**Q** Select Current Focus Item</text:p>
      <text:p text:style-name="P10">**E** Release or Cancel Focus</text:p>
      <text:p text:style-name="P10">**Tab:** Scroll Focus to Next Item<text:line-break/>**W,A,S,D** Move your point of view.<text:line-break/>**Arrow Keys** Rotate your view.</text:p>
      <text:p text:style-name="P10">**+, -** Zoom in or out.</text:p>
      <text:p text:style-name="P10">**\** Levels your view with the horizon.<text:line-break/><text:line-break/><text:span text:style-name="T8">### Mouse<text:line-break/><text:line-break/>**Move Mouse** Moves the mouse cursor.</text:span></text:p>
      <text:p text:style-name="P11">**Hover** View unit status and details.</text:p>
      <text:p text:style-name="P11">**Left-Click** Select unit or button.</text:p>
      <text:p text:style-name="P12"><text:span text:style-name="T8">**Left-Hold** Drag selected unit; release button to drop.<text:line-break/></text:span><text:span text:style-name="T9">**</text:span><text:span text:style-name="T8">Right-Hold and Move Mouse</text:span><text:span text:style-name="T9">** Move your point of view.<text:line-break/>**</text:span><text:span text:style-name="T8">Middle-Hold and Move Mouse</text:span><text:span text:style-name="T9">** Rotate your view.</text:span></text:p>
      <text:p text:style-name="P13">**<text:span text:style-name="T8">Mouse Wheel</text:span>** Zoom in or out.</text:p>
      <text:p text:style-name="P13"/>
      <text:p text:style-name="P11">### <text:span text:style-name="T10">Game Controller (Xbox)</text:span></text:p>
      <text:p text:style-name="P11"/>
      <text:p text:style-name="P14"><text:span text:style-name="T5">**</text:span><text:span text:style-name="T11">Back</text:span><text:span text:style-name="T3">:</text:span><text:span text:style-name="T5">**</text:span><text:span text:style-name="T3"> pauses the game and displays the Main Menu.<text:line-break/></text:span><text:span text:style-name="T5">**</text:span><text:span text:style-name="T11">Home</text:span><text:span text:style-name="T3">:</text:span><text:span text:style-name="T5">**</text:span><text:span text:style-name="T3"> Quits without saving. </text:span></text:p>
      <text:p text:style-name="P15"><text:span text:style-name="T1">**</text:span><text:span text:style-name="T10">Start</text:span>:<text:span text:style-name="T1">**</text:span> Takes a screenshot of the current camera view and saves it to the War Eagles folder in your Documents.</text:p>
      <text:p text:style-name="P15"><text:span text:style-name="T1">**</text:span><text:span text:style-name="T10">X</text:span><text:span text:style-name="T2">:</text:span><text:span text:style-name="T1">**</text:span><text:span text:style-name="T2"> Opens the Help menu.<text:line-break/></text:span><text:span text:style-name="T1">**</text:span><text:span text:style-name="T10">LB</text:span><text:span text:style-name="T2">:</text:span><text:span text:style-name="T1">**</text:span><text:span text:style-name="T2"> Ends the current phase.</text:span></text:p>
      <text:p text:style-name="P16"><text:span text:style-name="T1">**</text:span><text:span text:style-name="T10">RB</text:span>:<text:span text:style-name="T1">**</text:span> Ends the current turn.</text:p>
      <text:p text:style-name="P17"><text:span text:style-name="T7">**</text:span><text:span text:style-name="T10">Y</text:span>:<text:span text:style-name="T7">** Skips the current voiceover.</text:span></text:p>
      <text:p text:style-name="P18"><text:span text:style-name="T7">**</text:span><text:span text:style-name="T10">A</text:span><text:span text:style-name="T7">:** </text:span>View<text:span text:style-name="T7">s</text:span> <text:span text:style-name="T7">your</text:span> Losses Pool <text:span text:style-name="T7">for this game</text:span> </text:p>
      <text:p text:style-name="P18"><text:span text:style-name="T7">**</text:span><text:span text:style-name="T10">B</text:span><text:span text:style-name="T7">:** </text:span>View Enemy Losses Pool <text:span text:style-name="T7">for this game</text:span></text:p>
      <text:p text:style-name="P19"><text:span text:style-name="T8">**</text:span><text:span text:style-name="T10">RS</text:span><text:span text:style-name="T8">** Moves the </text:span><text:span text:style-name="T10">pointer</text:span><text:span text:style-name="T8">.</text:span></text:p>
      <text:p text:style-name="P20">**Hover** View unit status and details.</text:p>
      <text:p text:style-name="P19">**<text:span text:style-name="T10">RS Press</text:span>** Select</text:p>
      <text:p text:style-name="P19">**<text:span text:style-name="T10">Dpad</text:span>** Move your point of view.<text:line-break/>**<text:span text:style-name="T10">LS</text:span>** Rotate your view.</text:p>
      <text:p text:style-name="P19">**<text:span text:style-name="T10">LT,RT</text:span>** Zoom in or out.</text:p>
      <text:p text:style-name="P19">**<text:span text:style-name="T10">LS Press</text:span>** Levels your view with the horizon.</text:p>
      <text:p text:style-name="P13"/>
      <text:p text:style-name="P12"><text:s/></text:p>
      <text:p text:style-name="P5"><text:span text:style-name="T3"/></text:p>
      <text:p text:style-name="P2"><text:span text:style-name="T2">#</text:span><text:span text:style-name="T1"># </text:span>THE MAIN MENU: <text:s/></text:p>
      <text:p text:style-name="P5"><text:span text:style-name="T3"/></text:p>
      <text:p text:style-name="P2">The Main Menu appears once the opening animation is concluded or skipped by pressing the spacebar or clicking the indicated area at the bottom of the screen, or when the game is paused by pressing the Escape Key or the Space Bar or clicking the word "Pause" in the Main Screen. <text:s/>The Main Menu indicates the <text:soft-page-break/>currently-running game version in the lower-right corner. <text:s/>The following options are available, located on the left-hand side of the screen: <text:s/></text:p>
      <text:p text:style-name="P5"><text:span text:style-name="T3"/></text:p>
      <text:p text:style-name="P2"><text:span text:style-name="T1">### </text:span>CONTINUE: <text:s text:c="2"/></text:p>
      <text:p text:style-name="P2">[NYI] Loads the last-saved game if you just started a new session, or returns you to the Main Screen if you've paused the game. <text:s/></text:p>
      <text:p text:style-name="P5"><text:span text:style-name="T3"/></text:p>
      <text:p text:style-name="P2"><text:span text:style-name="T1">### </text:span>SAVE: <text:s text:c="3"/></text:p>
      <text:p text:style-name="P2">[NYI] Saves the current game. <text:s/>You'll be given an option to name your save; <text:s/>if you don't the save will be named with the current time, the turn number, and the active phase. <text:s/>This option will only be available if you paused the game to access the Main Menu. <text:s/></text:p>
      <text:p text:style-name="P5"><text:span text:style-name="T3"/></text:p>
      <text:p text:style-name="P2"><text:span text:style-name="T1">### </text:span>NEW: <text:s text:c="3"/></text:p>
      <text:p text:style-name="P2">[NYI] Allows you to set up and start playing a new game of War Eagles. <text:s/>This option will provide you with the choice to start the tutorial or start a new full game. Clicking the "Restart" button at the bottom-center of the screen will restart the program, beginning with the opening animation. <text:s text:c="2"/></text:p>
      <text:p text:style-name="P5"><text:span text:style-name="T3"/></text:p>
      <text:p text:style-name="P2"><text:span text:style-name="T1">### </text:span>LOAD: <text:s text:c="3"/></text:p>
      <text:p text:style-name="P2">[NYI] Loads a saved game. <text:s/>You'll <text:span text:style-name="T7">be </text:span>asked to choose the game by name, and load it by clicking the "Load" button in the bottom-center of the screen. <text:s/>Clicking the "Back" button in the lower-right of the screen or pressing the Escape key or spacebar will return you to the Main Menu (as if you had paused the game). <text:s text:c="3"/></text:p>
      <text:p text:style-name="P5"><text:span text:style-name="T3"/></text:p>
      <text:p text:style-name="P2"><text:span text:style-name="T1">### </text:span>TUTORIAL: <text:s text:c="2"/></text:p>
      <text:p text:style-name="P2">[NYI] Starts the tutorial scenario. <text:s/>Pressing the Escape key or the spacebar, or clicking the "Restart" button in the lower-righthand corner of the screen, will restart the program beginning with the opening animation. <text:s/></text:p>
      <text:p text:style-name="P5"><text:span text:style-name="T3"/></text:p>
      <text:p text:style-name="P2"><text:span text:style-name="T1">### </text:span>CREDITS: <text:s/></text:p>
      <text:p text:style-name="P2">The most important screen in War Eagles; <text:s/>without these folks' contributions, and their generous licensing, this game simply wouldn't exist. <text:s/>Note that contributors are listed by name under each category to which they've contributed. <text:s/>In the case of composite models, each of the modelmakers who contributed is credited with the model. <text:s/>For the musical themes, each of the songs used to create the theme track is credited with the artist's name. <text:s/></text:p>
      <text:p text:style-name="P5"><text:span text:style-name="T3"/></text:p>
      <text:p text:style-name="P2">You can access the Credit Screen from the Main Menu by clicking <text:soft-page-break/>"Credits." <text:s/>Pressing the Escape Key, the spacebar, or clicking the "Back" button in the lower-right corner will close the Credit Screen and return you to the Main Menu. <text:s/></text:p>
      <text:p text:style-name="P5"><text:span text:style-name="T3"/></text:p>
      <text:p text:style-name="P21"><text:span text:style-name="T1">### </text:span>OPTIONS: <text:s/></text:p>
      <text:p text:style-name="P21">[NYI] Opens the Options screen, which allows you to change your video resolution, adjust the volumes of the game music and sopund effects, and provides some choices about how you control the game and how gameplay proceeds. <text:s/>Clicking the "Accept" button <text:span text:style-name="T12">at</text:span> the bottom will activate the options you've selected and cause the game to save. Clicking the "<text:span text:style-name="T12">Cancel</text:span>" button, or pressing the Escape key or spacebar, will return you to the Main Menu (as if you had paused the game).</text:p>
      <text:p text:style-name="P22"/>
      <text:p text:style-name="P23"><text:span text:style-name="T1">**</text:span><text:span text:style-name="T13">Video and Display:</text:span><text:span text:style-name="T1">**</text:span><text:span text:style-name="T13"> <text:s/>Allows you to set the resolution the game plays at (Standard, HD, 2K, 4K, or 8K). <text:s/>The game automatically detects your video hardware; <text:s/>but if you want to use a separate monitor, or cast the view, this lets you choose manually. <text:s/>You can also choose to customize the way the user interface looks; <text:s/>by default, it will present in colors that represent your nation, but you can use the War Eagles color palette, a high-contrast palette, or a system-style view. <text:s/>If you like the national colors but find the font hard to read, you can adjust that here as well.</text:span> <text:span text:style-name="T13">The game also represents the phase and turn you’re in by a fictitious time and date; <text:s/>y</text:span><text:span text:style-name="T14">ou</text:span><text:span text:style-name="T13"> can set the disp</text:span><text:span text:style-name="T14">a</text:span><text:span text:style-name="T13">ly to simple phase/turn here.</text:span> </text:p>
      <text:p text:style-name="P23"/>
      <text:p text:style-name="P23"><text:span text:style-name="T1">**</text:span><text:span text:style-name="T14">Audio:</text:span><text:span text:style-name="T1">**</text:span><text:span text:style-name="T14"> <text:s/>You can adjust the volume of the music, the sound effects, and the voiceovers; <text:s/>or you can adjust them simultaneously using the master volume.</text:span></text:p>
      <text:p text:style-name="P23"/>
      <text:p text:style-name="P24"><text:span text:style-name="T1">**</text:span><text:span text:style-name="T14">Controls:</text:span><text:span text:style-name="T1">**</text:span><text:span text:style-name="T14"> Presents the actions available in the game and the keys, mouse clicks, or controller inputs to perform them. <text:s/>You can also enable your controller here.<text:line-break/><text:line-break/></text:span><text:span text:style-name="T1">**</text:span><text:span text:style-name="T15">Gameplay Options:</text:span><text:span text:style-name="T1">**</text:span><text:span text:style-name="T15"> <text:s/>Provides the ability to customize your gaming experience:</text:span></text:p>
      <text:p text:style-name="P24"/>
      <text:p text:style-name="P24"><text:span text:style-name="T1">*</text:span><text:span text:style-name="T15">Mode (requires restart):</text:span><text:span text:style-name="T1">*</text:span><text:span text:style-name="T15"> Quality Mode presents the game as intended. <text:s/>Performance mode removes the environmental effects, the gameboard terrain, the voiceovers, and reduces the quality of some models. <text:s/>USING PERFORMANCE MODE WILL SIGNIFICANTLY</text:span> <text:span text:style-name="T15">REDUCE THE VISUAL EXPERIENCE! <text:s/>You should only select this if your computer performs badly while playing on Quality Mode.</text:span></text:p>
      <text:p text:style-name="P24"><text:span text:style-name="T1">*</text:span><text:span text:style-name="T15">Game Year:</text:span><text:span text:style-name="T1">*</text:span><text:span text:style-name="T15"> <text:s/>“Historical” means you may only </text:span><text:span text:style-name="T16">select “years” in Game Setup in which the Nation you started with was historically a belligerent</text:span><text:span text:style-name="T15">. <text:s/>“Free” lets you choose </text:span><text:span text:style-name="T16">any game year</text:span><text:span text:style-name="T15">.</text:span></text:p>
      <text:p text:style-name="P25"><text:soft-page-break/><text:span text:style-name="T1">*</text:span><text:span text:style-name="T17">Opponent Selection:</text:span><text:span text:style-name="T1">*</text:span><text:span text:style-name="T17"> <text:s/>“Historical” <text:s/>mean you may only choose an opponent who was historically an enemy of your alliance (Allies: UK, US and Soviets; <text:s/>or Axis, Germany or Japan) AND a belligerent in the year you’ve selected. <text:s/>“Year Only means you can choose your opponent from any country, limited by the year; <text:s/>“Alliance Only” means you can select your opponent from the enemy Alliance, but without being limited by the year. <text:s/>“Free” means you can choose any country as an opponent in any year.</text:span></text:p>
      <text:p text:style-name="P26"><text:span text:style-name="T1">*</text:span><text:span text:style-name="T16">Zone Selection:</text:span><text:span text:style-name="T1">*</text:span><text:span text:style-name="T16"> <text:s/>“Nation” limits your Zone selections to your nationality only. <text:s/>“Alliance allows you to select any Zones available to nations of your alliance, and “Free” allows you to select any Zones. *Changing the Zone selection limits may affect play balance!*</text:span></text:p>
      <text:p text:style-name="P27"><text:span text:style-name="T1">*</text:span><text:span text:style-name="T16">Unit, Ace, and Event Purchases:</text:span><text:span text:style-name="T1">*</text:span><text:span text:style-name="T16"> <text:s/>“Historical” limits you to purchasing </text:span><text:span text:style-name="T18">units, aces, and events </text:span><text:span text:style-name="T16">of your Nation, available in the game year you chose. <text:s/>“</text:span><text:span text:style-name="T18">Nation Only” <text:s/>allows you to purchase any items available to your Nation, regardless of year; <text:s/>“Year Only” allows you to purchase any items, of any Nation, available in that year. <text:s/>“Alliance Only” allows you to purchase any units, aces, or events available to Nations in your Alliance; “Alliance and Year” further filters this selection by the year the item is available.<text:line-break/></text:span><text:span text:style-name="T1">*</text:span><text:span text:style-name="T18">Button Press Sound:</text:span><text:span text:style-name="T1">*</text:span><text:span text:style-name="T18"> <text:s/>“Off” disables the keystroke sound when you press any button.<text:line-break/></text:span><text:span text:style-name="T1">*</text:span><text:span text:style-name="T19">POV Pan Speed:</text:span><text:span text:style-name="T1">*</text:span><text:span text:style-name="T19"> Adjust the speed at which the game camera (your point of view) pans (looks around). (Mouse + MMB, arrow keys, or controller LS.)</text:span></text:p>
      <text:p text:style-name="P28"><text:span text:style-name="T1">*</text:span>POV <text:span text:style-name="T1">Move</text:span> Speed:<text:span text:style-name="T1">*</text:span> Adjust the speed at which the game camera (your point of view) moves. (Mouse + RMB, WASD, or controller Dpad.)<text:line-break/><text:span text:style-name="T1">*Mouse Cursor </text:span><text:span text:style-name="T20">Speed* Adjusts the speed the cursor moves across the screen while using the mouse.</text:span></text:p>
      <text:p text:style-name="P29">*Pointer speed* Adjusts the speed the pointer moves across the screen when using the controller.<text:line-break/>*Mouse Sensitivity* Adjusts the sensitivity of the mouse to your movements.</text:p>
      <text:p text:style-name="P30"><text:span text:style-name="T1">*</text:span>Movement:<text:span text:style-name="T1">*</text:span> “Normal” plays all unit movement animations; “Fast Player” disables animations when you move a unit; “Fast Opponent” <text:s/>disables animations whe your opponent moves; “Fast Movement” disables all movement animations.</text:p>
      <text:p text:style-name="P30"/>
      <text:p text:style-name="P30"><text:span text:style-name="T20">*</text:span><text:span text:style-name="T21">Combat:</text:span><text:span text:style-name="T20">*</text:span><text:span text:style-name="T21"> </text:span>“Normal” plays all <text:span text:style-name="T21">combat</text:span> animations; “Fast Player” disables animations when you<text:span text:style-name="T21">r units attack or are damaged</text:span>; “Fast Opponent” <text:s/>disables animations whe<text:span text:style-name="T21">n</text:span> your opponent <text:span text:style-name="T21">attacks or is damaged</text:span>; “Fast Movement” disables all <text:span text:style-name="T21">combat</text:span> animations.</text:p>
      <text:p text:style-name="P31"><text:span text:style-name="T20">*</text:span><text:span text:style-name="T21">Transitions:</text:span><text:span text:style-name="T20">*</text:span><text:span text:style-name="T21"> “Normal” plays all phase and turn transition animations. <text:s/>“Fast Phases” disables phase transitions; <text:s/>“Fast </text:span><text:soft-page-break/><text:span text:style-name="T21">Turns” disables turn transitions. “</text:span><text:span text:style-name="T22">Fast Transitions” disables all transition effects.</text:span></text:p>
      <text:p text:style-name="P31"><text:span text:style-name="T20">*</text:span><text:span text:style-name="T22">Voiceovers:</text:span><text:span text:style-name="T20">*</text:span><text:span text:style-name="T22"> <text:s/>“Normal” leaves all voiceovers in the game. <text:s/>“Voice in Tutorial Only” disables all vioceovers in regular gameplay. <text:s/>“Voice in Game Only” disables all the voiceovers in the Tutorial Scenario. “No Voiceovers” disables </text:span><text:span text:style-name="T23">all voiceovers.</text:span><text:line-break/><text:tab/></text:p>
      <text:p text:style-name="P5"><text:span text:style-name="T24">### </text:span><text:span text:style-name="T3">EXTRAS: <text:s text:c="2"/></text:span></text:p>
      <text:p text:style-name="P2"><text:span text:style-name="T20">**</text:span>MODELS tab:<text:span text:style-name="T20">**</text:span> This tab contains selected models from the game that you can export to your computer for personal use. Models are bundled into .zip files. <text:s/>Check the attached Modellicense.txt files for licensing requirement<text:span text:style-name="T25">s</text:span>, especially before distributing the models or using them for commercial purposes. </text:p>
      <text:p text:style-name="P5"><text:span text:style-name="T24">**</text:span><text:span text:style-name="T3">SOUNDTRACK Tab:</text:span><text:span text:style-name="T24">**</text:span><text:span text:style-name="T3"> <text:s/>Allows you to listen to the music used in War Eagles (by clicking on the titles) or export the songs by clicking the </text:span><text:span text:style-name="T26">icon to the right [res://Assets/Sprites/MusicExport.png]. The last entry exports a .zip file containing selected songs used as the sources for the national soundtrack. Again, these are all free for your personal enjoyment, but check the enclosed licenses before distributing them or using them for commercial purposes. </text:span></text:p>
      <text:p text:style-name="P32"><text:span text:style-name="T20">**</text:span>HISTORY OF AERIAL STRATEGY:<text:span text:style-name="T20">**</text:span> [NYI] <text:s/>A brief article about the roots and development of the strategy of air power, from WWI through WWII. </text:p>
      <text:p text:style-name="P32"><text:span text:style-name="T20">**</text:span>FURTHER READING:<text:span text:style-name="T20">**</text:span> A list of some of the books that inspired and informed the creating of War Eagles. <text:s/>You can export this list as a PDF. </text:p>
      <text:p text:style-name="P32"><text:span text:style-name="T20">**</text:span>DESIGNER’<text:span text:style-name="T17">S NOTES:</text:span><text:span text:style-name="T20">**</text:span><text:span text:style-name="T17"> <text:s/>A brief discussion of the design process and history of War Eagles.</text:span> </text:p>
      <text:p text:style-name="P32">Clicking the "Back" button in the lower-right of the screen or pressing the Escape key or space bar will return you to the Main Menu (as if you had paused the game). </text:p>
      <text:p text:style-name="P32">*Player's Note: Everything you save from the Extras screen will be stored in the War Eagles Folder in your Documents.* </text:p>
      <text:p text:style-name="P33"><text:span text:style-name="T3"/></text:p>
      <text:p text:style-name="P34"><text:span text:style-name="T20">### </text:span>HELP:</text:p>
      <text:p text:style-name="P34"><text:span text:style-name="T20">[</text:span>NYI] Opens the main Help Menu. Clicking the "Main Menu" button in the lower-right of the screen or pressing the Escape key or spacebar will return you to the Main Menu (as if you had paused the game). <text:s/></text:p>
      <text:p text:style-name="P33"><text:span text:style-name="T3"/></text:p>
      <text:p text:style-name="P32"><text:span text:style-name="T20">### </text:span>QUIT: [NYI] Provides an option to save the game, if you've started playing this session, and then closes the game. <text:s/></text:p>
      <text:p text:style-name="P33"><text:span text:style-name="T3"/></text:p>
      <text:p text:style-name="P33"><text:span text:style-name="T3"/></text:p>
      <text:p text:style-name="P32">Keyboard Shortcuts: <text:s/></text:p>
      <text:p text:style-name="P33"><text:soft-page-break/><text:span text:style-name="T3"/></text:p>
      <text:p text:style-name="P32">ESC key: pauses the game and displays the Main Menu. <text:s/></text:p>
      <text:p text:style-name="P33"><text:span text:style-name="T3"/></text:p>
      <text:p text:style-name="P32">Space: pauses the game and displays the Main Menu. </text:p>
      <text:p text:style-name="P33"><text:span text:style-name="T3"/></text:p>
      <text:p text:style-name="P32">X: Quits without saving. </text:p>
      <text:p text:style-name="P33"><text:span text:style-name="T3"/></text:p>
      <text:p text:style-name="P32">Delete: Takes a screenshot of the current camera view and saves it to the War Eagles folder in your Documents. </text:p>
      <text:p text:style-name="P33"><text:span text:style-name="T3"/></text:p>
      <text:p text:style-name="P33"><text:span text:style-name="T3"/></text:p>
      <text:p text:style-name="P32"><text:span text:style-name="T20">## </text:span>Events[NYI] <text:s/></text:p>
      <text:p text:style-name="P33"><text:span text:style-name="T3"/></text:p>
      <text:p text:style-name="P32">Types: Technology (lasting effects), Immediate (1-turn effects). <text:s/></text:p>
      <text:p text:style-name="P32">Examples: TBD from events.csv (e.g., ). <text:s/></text:p>
      <text:p text:style-name="P33"><text:span text:style-name="T3"/></text:p>
      <text:p text:style-name="P32"><text:span text:style-name="T20">## </text:span>Winning[NYI] <text:s/></text:p>
      <text:p text:style-name="P33"><text:span text:style-name="T3"/></text:p>
      <text:p text:style-name="P32">Earn Victory Points from undestroyed Target Units and destroyed enemy units. <text:s/></text:p>
      <text:p text:style-name="P32">Highest VP total at end of Turn 10 wins; continue if tied. <text:s/></text:p>
      <text:p text:style-name="P33"><text:span text:style-name="T3"/></text:p>
      <text:p text:style-name="P32"><text:span text:style-name="T20">## </text:span>Notes <text:s/></text:p>
      <text:p text:style-name="P33"><text:span text:style-name="T3"/></text:p>
      <text:p text:style-name="P32">Add tooltip text during coding (e.g., ). <text:s/></text:p>
      <text:p text:style-name="P32">Update weekly with coding/testing insights (e.g., AI opponent behavior). <text:s/></text:p>
      <text:p text:style-name="P33"><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ourier" svg:font-family="Courier"/>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30T05:47:17.372042600</dc:date>
    <meta:editing-duration>PT45M59S</meta:editing-duration>
    <meta:editing-cycles>8</meta:editing-cycles>
    <meta:document-statistic meta:table-count="0" meta:image-count="0" meta:object-count="0" meta:page-count="7" meta:paragraph-count="110" meta:word-count="2036" meta:character-count="12563" meta:non-whitespace-character-count="10448"/>
  </office:meta>
</office:document-meta>
</file>